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ny" style:master-page-name="MP0" style:family="paragraph">
      <style:paragraph-properties fo:break-before="page" fo:text-align="center"/>
      <style:text-properties fo:font-size="20pt" style:font-size-asian="20pt"/>
    </style:style>
    <style:style style:name="P2" style:parent-style-name="Normalny" style:family="paragraph">
      <style:text-properties fo:font-size="12pt" style:font-size-asian="12pt"/>
    </style:style>
    <style:style style:name="P3" style:parent-style-name="Normalny" style:family="paragraph">
      <style:text-properties fo:font-weight="bold" style:font-weight-asian="bold" fo:font-size="14pt" style:font-size-asian="14pt"/>
    </style:style>
    <style:style style:name="P4" style:parent-style-name="Normalny" style:family="paragraph">
      <style:text-properties fo:font-weight="bold" style:font-weight-asian="bold" fo:font-size="14pt" style:font-size-asian="14pt"/>
    </style:style>
    <style:style style:name="T5" style:parent-style-name="Domyślnaczcionkaakapitu" style:family="text">
      <style:text-properties fo:font-size="12pt" style:font-size-asian="12pt"/>
    </style:style>
    <style:style style:name="T6" style:parent-style-name="Domyślnaczcionkaakapitu" style:family="text">
      <style:text-properties fo:font-size="12pt" style:font-size-asian="12pt"/>
    </style:style>
    <style:style style:name="T7" style:parent-style-name="Domyślnaczcionkaakapitu" style:family="text">
      <style:text-properties fo:font-size="12pt" style:font-size-asian="12pt"/>
    </style:style>
    <style:style style:name="T8" style:parent-style-name="Domyślnaczcionkaakapitu" style:family="text">
      <style:text-properties fo:font-size="12pt" style:font-size-asian="12pt"/>
    </style:style>
    <style:style style:name="T9" style:parent-style-name="Domyślnaczcionkaakapitu" style:family="text">
      <style:text-properties fo:font-size="12pt" style:font-size-asian="12pt"/>
    </style:style>
    <style:style style:name="P10" style:parent-style-name="Normalny" style:family="paragraph">
      <style:text-properties fo:font-size="12pt" style:font-size-asian="12pt"/>
    </style:style>
    <style:style style:name="P11" style:parent-style-name="Normalny" style:family="paragraph">
      <style:text-properties fo:font-weight="bold" style:font-weight-asian="bold" fo:font-size="14pt" style:font-size-asian="14pt"/>
    </style:style>
    <style:style style:name="P12" style:parent-style-name="Normalny" style:family="paragraph">
      <style:paragraph-properties fo:text-indent="0.4916in"/>
    </style:style>
    <style:style style:name="T13" style:parent-style-name="Domyślnaczcionkaakapitu" style:family="text">
      <style:text-properties fo:font-size="12pt" style:font-size-asian="12pt"/>
    </style:style>
    <style:style style:name="T14" style:parent-style-name="Domyślnaczcionkaakapitu" style:family="text">
      <style:text-properties fo:font-size="12pt" style:font-size-asian="12pt"/>
    </style:style>
    <style:style style:name="T15" style:parent-style-name="Domyślnaczcionkaakapitu" style:family="text">
      <style:text-properties fo:font-size="12pt" style:font-size-asian="12pt"/>
    </style:style>
    <style:style style:name="T16" style:parent-style-name="Domyślnaczcionkaakapitu" style:family="text">
      <style:text-properties fo:font-size="12pt" style:font-size-asian="12pt"/>
    </style:style>
    <style:style style:name="T17" style:parent-style-name="Domyślnaczcionkaakapitu" style:family="text">
      <style:text-properties fo:font-size="12pt" style:font-size-asian="12pt"/>
    </style:style>
    <style:style style:name="T18" style:parent-style-name="Domyślnaczcionkaakapitu" style:family="text">
      <style:text-properties fo:font-size="12pt" style:font-size-asian="12pt"/>
    </style:style>
    <style:style style:name="T19" style:parent-style-name="Domyślnaczcionkaakapitu" style:family="text">
      <style:text-properties fo:font-size="12pt" style:font-size-asian="12pt"/>
    </style:style>
    <style:style style:name="T20" style:parent-style-name="Domyślnaczcionkaakapitu" style:family="text">
      <style:text-properties fo:font-size="12pt" style:font-size-asian="12pt"/>
    </style:style>
    <style:style style:name="T21" style:parent-style-name="Domyślnaczcionkaakapitu" style:family="text">
      <style:text-properties fo:font-size="12pt" style:font-size-asian="12pt"/>
    </style:style>
    <style:style style:name="T22" style:parent-style-name="Domyślnaczcionkaakapitu" style:family="text">
      <style:text-properties fo:font-size="12pt" style:font-size-asian="12pt"/>
    </style:style>
    <style:style style:name="T23" style:parent-style-name="Domyślnaczcionkaakapitu" style:family="text">
      <style:text-properties fo:font-size="12pt" style:font-size-asian="12pt"/>
    </style:style>
    <style:style style:name="T24" style:parent-style-name="Domyślnaczcionkaakapitu" style:family="text">
      <style:text-properties fo:font-size="12pt" style:font-size-asian="12pt"/>
    </style:style>
    <style:style style:name="T25" style:parent-style-name="Domyślnaczcionkaakapitu" style:family="text">
      <style:text-properties fo:font-size="12pt" style:font-size-asian="12pt"/>
    </style:style>
    <style:style style:name="T26" style:parent-style-name="Domyślnaczcionkaakapitu" style:family="text">
      <style:text-properties fo:font-size="12pt" style:font-size-asian="12pt"/>
    </style:style>
    <style:style style:name="T27" style:parent-style-name="Domyślnaczcionkaakapitu" style:family="text">
      <style:text-properties fo:font-size="12pt" style:font-size-asian="12pt"/>
    </style:style>
    <style:style style:name="T28" style:parent-style-name="Domyślnaczcionkaakapitu" style:family="text">
      <style:text-properties fo:font-size="12pt" style:font-size-asian="12pt"/>
    </style:style>
    <style:style style:name="T29" style:parent-style-name="Domyślnaczcionkaakapitu" style:family="text">
      <style:text-properties fo:font-size="12pt" style:font-size-asian="12pt"/>
    </style:style>
    <style:style style:name="T30" style:parent-style-name="Domyślnaczcionkaakapitu" style:family="text">
      <style:text-properties fo:font-size="12pt" style:font-size-asian="12pt"/>
    </style:style>
    <style:style style:name="T31" style:parent-style-name="Domyślnaczcionkaakapitu" style:family="text">
      <style:text-properties fo:font-size="12pt" style:font-size-asian="12pt"/>
    </style:style>
    <style:style style:name="T32" style:parent-style-name="Domyślnaczcionkaakapitu" style:family="text">
      <style:text-properties fo:font-size="12pt" style:font-size-asian="12pt"/>
    </style:style>
    <style:style style:name="T33" style:parent-style-name="Domyślnaczcionkaakapitu" style:family="text">
      <style:text-properties fo:font-size="12pt" style:font-size-asian="12pt"/>
    </style:style>
    <style:style style:name="T34" style:parent-style-name="Domyślnaczcionkaakapitu" style:family="text">
      <style:text-properties fo:font-size="12pt" style:font-size-asian="12pt"/>
    </style:style>
    <style:style style:name="T35" style:parent-style-name="Domyślnaczcionkaakapitu" style:family="text">
      <style:text-properties fo:font-size="12pt" style:font-size-asian="12pt"/>
    </style:style>
    <style:style style:name="T36" style:parent-style-name="Domyślnaczcionkaakapitu" style:family="text">
      <style:text-properties fo:font-size="12pt" style:font-size-asian="12pt"/>
    </style:style>
    <style:style style:name="T37" style:parent-style-name="Domyślnaczcionkaakapitu" style:family="text">
      <style:text-properties fo:font-size="12pt" style:font-size-asian="12pt"/>
    </style:style>
    <style:style style:name="T38" style:parent-style-name="Domyślnaczcionkaakapitu" style:family="text">
      <style:text-properties fo:font-size="12pt" style:font-size-asian="12pt"/>
    </style:style>
    <style:style style:name="T39" style:parent-style-name="Domyślnaczcionkaakapitu" style:family="text">
      <style:text-properties fo:font-size="12pt" style:font-size-asian="12pt"/>
    </style:style>
    <style:style style:name="T40" style:parent-style-name="Domyślnaczcionkaakapitu" style:family="text">
      <style:text-properties fo:font-size="12pt" style:font-size-asian="12pt"/>
    </style:style>
    <style:style style:name="T41" style:parent-style-name="Domyślnaczcionkaakapitu" style:family="text">
      <style:text-properties fo:font-size="12pt" style:font-size-asian="12pt"/>
    </style:style>
    <style:style style:name="T42" style:parent-style-name="Domyślnaczcionkaakapitu" style:family="text">
      <style:text-properties fo:font-size="12pt" style:font-size-asian="12pt"/>
    </style:style>
    <style:style style:name="T43" style:parent-style-name="Domyślnaczcionkaakapitu" style:family="text">
      <style:text-properties fo:font-size="12pt" style:font-size-asian="12pt"/>
    </style:style>
    <style:style style:name="T44" style:parent-style-name="Domyślnaczcionkaakapitu" style:family="text">
      <style:text-properties fo:font-size="12pt" style:font-size-asian="12pt"/>
    </style:style>
    <style:style style:name="T45" style:parent-style-name="Domyślnaczcionkaakapitu" style:family="text">
      <style:text-properties fo:font-size="12pt" style:font-size-asian="12pt"/>
    </style:style>
    <style:style style:name="T46" style:parent-style-name="Domyślnaczcionkaakapitu" style:family="text">
      <style:text-properties fo:font-size="12pt" style:font-size-asian="12pt"/>
    </style:style>
    <style:style style:name="T47" style:parent-style-name="Domyślnaczcionkaakapitu" style:family="text">
      <style:text-properties fo:font-size="12pt" style:font-size-asian="12pt"/>
    </style:style>
    <style:style style:name="T48" style:parent-style-name="Domyślnaczcionkaakapitu" style:family="text">
      <style:text-properties fo:font-size="12pt" style:font-size-asian="12pt"/>
    </style:style>
    <style:style style:name="T49" style:parent-style-name="Domyślnaczcionkaakapitu" style:family="text">
      <style:text-properties fo:font-size="12pt" style:font-size-asian="12pt"/>
    </style:style>
    <style:style style:name="T50" style:parent-style-name="Odwołanieprzypisudolnego" style:family="text">
      <style:text-properties fo:font-size="12pt" style:font-size-asian="12pt"/>
    </style:style>
    <style:style style:name="T51" style:parent-style-name="Domyślnaczcionkaakapitu" style:family="text">
      <style:text-properties fo:font-size="12pt" style:font-size-asian="12pt"/>
    </style:style>
    <style:style style:name="T52" style:parent-style-name="Domyślnaczcionkaakapitu" style:family="text">
      <style:text-properties fo:font-weight="bold" style:font-weight-asian="bold" fo:font-size="12pt" style:font-size-asian="12pt"/>
    </style:style>
    <style:style style:name="T53" style:parent-style-name="Domyślnaczcionkaakapitu" style:family="text">
      <style:text-properties fo:font-size="12pt" style:font-size-asian="12pt"/>
    </style:style>
    <style:style style:name="T54" style:parent-style-name="Domyślnaczcionkaakapitu" style:family="text">
      <style:text-properties fo:font-size="12pt" style:font-size-asian="12pt"/>
    </style:style>
    <style:style style:name="T55" style:parent-style-name="Domyślnaczcionkaakapitu" style:family="text">
      <style:text-properties fo:font-size="12pt" style:font-size-asian="12pt"/>
    </style:style>
    <style:style style:name="T56" style:parent-style-name="Domyślnaczcionkaakapitu" style:family="text">
      <style:text-properties fo:font-size="12pt" style:font-size-asian="12pt"/>
    </style:style>
    <style:style style:name="T57" style:parent-style-name="Domyślnaczcionkaakapitu" style:family="text">
      <style:text-properties fo:font-size="12pt" style:font-size-asian="12pt"/>
    </style:style>
    <style:style style:name="T58" style:parent-style-name="Domyślnaczcionkaakapitu" style:family="text">
      <style:text-properties fo:font-size="12pt" style:font-size-asian="12pt"/>
    </style:style>
    <style:style style:name="T59" style:parent-style-name="Domyślnaczcionkaakapitu" style:family="text">
      <style:text-properties fo:font-size="12pt" style:font-size-asian="12pt"/>
    </style:style>
    <style:style style:name="T60" style:parent-style-name="Domyślnaczcionkaakapitu" style:family="text">
      <style:text-properties fo:font-size="12pt" style:font-size-asian="12pt"/>
    </style:style>
    <style:style style:name="T61" style:parent-style-name="Domyślnaczcionkaakapitu" style:family="text">
      <style:text-properties fo:font-size="12pt" style:font-size-asian="12pt"/>
    </style:style>
    <style:style style:name="T62" style:parent-style-name="Domyślnaczcionkaakapitu" style:family="text">
      <style:text-properties fo:font-size="12pt" style:font-size-asian="12pt"/>
    </style:style>
    <style:style style:name="T63" style:parent-style-name="Domyślnaczcionkaakapitu" style:family="text">
      <style:text-properties fo:font-size="12pt" style:font-size-asian="12pt"/>
    </style:style>
    <style:style style:name="T64" style:parent-style-name="Domyślnaczcionkaakapitu" style:family="text">
      <style:text-properties fo:font-size="12pt" style:font-size-asian="12pt"/>
    </style:style>
    <style:style style:name="T65" style:parent-style-name="Domyślnaczcionkaakapitu" style:family="text">
      <style:text-properties fo:font-size="12pt" style:font-size-asian="12pt"/>
    </style:style>
    <style:style style:name="T66" style:parent-style-name="Domyślnaczcionkaakapitu" style:family="text">
      <style:text-properties fo:font-size="12pt" style:font-size-asian="12pt"/>
    </style:style>
    <style:style style:name="T67" style:parent-style-name="Domyślnaczcionkaakapitu" style:family="text">
      <style:text-properties fo:font-size="12pt" style:font-size-asian="12pt"/>
    </style:style>
    <style:style style:name="P68" style:parent-style-name="Normalny" style:family="paragraph">
      <style:text-properties fo:font-size="12pt" style:font-size-asian="12pt"/>
    </style:style>
    <style:style style:name="P69" style:parent-style-name="Normalny" style:family="paragraph">
      <style:text-properties fo:font-size="12pt" style:font-size-asian="12pt"/>
    </style:style>
    <style:style style:name="T70" style:parent-style-name="Domyślnaczcionkaakapitu" style:family="text">
      <style:text-properties fo:font-weight="bold" style:font-weight-asian="bold" fo:font-size="14pt" style:font-size-asian="14pt"/>
    </style:style>
    <style:style style:name="T71" style:parent-style-name="Odwołaniedokomentarza" style:family="text">
      <style:text-properties fo:font-weight="bold" style:font-weight-asian="bold" fo:font-size="9pt" style:font-size-asian="9pt"/>
    </style:style>
    <style:style style:name="P72" style:parent-style-name="Normalny" style:family="paragraph">
      <style:text-properties fo:font-weight="bold" style:font-weight-asian="bold" fo:font-size="12pt" style:font-size-asian="12pt"/>
    </style:style>
    <style:style style:name="P73" style:parent-style-name="Normalny" style:family="paragraph">
      <style:paragraph-properties fo:text-indent="0.4916in"/>
      <style:text-properties fo:font-size="12pt" style:font-size-asian="12pt"/>
    </style:style>
    <style:style style:name="P74" style:parent-style-name="Normalny" style:family="paragraph">
      <style:text-properties fo:font-size="12pt" style:font-size-asian="12pt"/>
    </style:style>
    <style:style style:name="P75" style:parent-style-name="Normalny" style:family="paragraph">
      <style:text-properties fo:font-weight="bold" style:font-weight-asian="bold" fo:font-size="12pt" style:font-size-asian="12pt"/>
    </style:style>
    <style:style style:name="P76" style:parent-style-name="Normalny" style:family="paragraph">
      <style:paragraph-properties fo:text-indent="0.4916in"/>
      <style:text-properties fo:font-size="12pt" style:font-size-asian="12pt"/>
    </style:style>
    <style:style style:name="P77" style:parent-style-name="Normalny" style:family="paragraph">
      <style:paragraph-properties fo:text-indent="0.4916in"/>
      <style:text-properties fo:font-size="12pt" style:font-size-asian="12pt"/>
    </style:style>
    <style:style style:name="P78" style:parent-style-name="Normalny" style:family="paragraph">
      <style:text-properties fo:font-size="12pt" style:font-size-asian="12pt"/>
    </style:style>
    <style:style style:name="P79" style:parent-style-name="Normalny" style:family="paragraph">
      <style:text-properties fo:font-weight="bold" style:font-weight-asian="bold" fo:font-size="12pt" style:font-size-asian="12pt"/>
    </style:style>
    <style:style style:name="P80" style:parent-style-name="Normalny" style:family="paragraph">
      <style:paragraph-properties fo:text-indent="0.4916in"/>
      <style:text-properties fo:font-size="12pt" style:font-size-asian="12pt"/>
    </style:style>
    <style:style style:name="P81" style:parent-style-name="Normalny" style:family="paragraph">
      <style:text-properties fo:font-size="12pt" style:font-size-asian="12pt"/>
    </style:style>
    <style:style style:name="P82" style:parent-style-name="Normalny" style:family="paragraph">
      <style:text-properties fo:font-size="12pt" style:font-size-asian="12pt"/>
    </style:style>
    <style:style style:name="P83" style:parent-style-name="Normalny" style:family="paragraph">
      <style:text-properties fo:font-size="12pt" style:font-size-asian="12pt"/>
    </style:style>
    <style:style style:name="P84" style:parent-style-name="Normalny" style:family="paragraph">
      <style:text-properties fo:font-weight="bold" style:font-weight-asian="bold" fo:font-size="12pt" style:font-size-asian="12pt"/>
    </style:style>
    <style:style style:name="P85" style:parent-style-name="Normalny" style:family="paragraph">
      <style:paragraph-properties fo:text-indent="0.4916in"/>
      <style:text-properties fo:font-size="12pt" style:font-size-asian="12pt"/>
    </style:style>
    <style:style style:name="P86" style:parent-style-name="Normalny" style:family="paragraph">
      <style:text-properties fo:font-size="12pt" style:font-size-asian="12pt"/>
    </style:style>
    <style:style style:name="P87" style:parent-style-name="Normalny" style:family="paragraph">
      <style:text-properties fo:font-weight="bold" style:font-weight-asian="bold" fo:font-size="12pt" style:font-size-asian="12pt"/>
    </style:style>
    <style:style style:name="P88" style:parent-style-name="Normalny" style:family="paragraph">
      <style:paragraph-properties fo:text-indent="0.4916in"/>
      <style:text-properties fo:font-size="12pt" style:font-size-asian="12pt"/>
    </style:style>
    <style:style style:name="P89" style:parent-style-name="Normalny" style:family="paragraph">
      <style:text-properties fo:font-size="12pt" style:font-size-asian="12pt"/>
    </style:style>
    <style:style style:name="P90" style:parent-style-name="Normalny" style:family="paragraph">
      <style:text-properties fo:font-weight="bold" style:font-weight-asian="bold" fo:font-size="12pt" style:font-size-asian="12pt"/>
    </style:style>
    <style:style style:name="P91" style:parent-style-name="Normalny" style:family="paragraph">
      <style:text-properties fo:font-size="12pt" style:font-size-asian="12pt"/>
    </style:style>
    <style:style style:name="P92" style:parent-style-name="Akapitzlistą" style:list-style-name="LFO1" style:family="paragraph">
      <style:text-properties fo:font-size="12pt" style:font-size-asian="12pt"/>
    </style:style>
    <style:style style:name="P93" style:parent-style-name="Akapitzlistą" style:list-style-name="LFO1" style:family="paragraph">
      <style:text-properties fo:font-size="12pt" style:font-size-asian="12pt"/>
    </style:style>
    <style:style style:name="P94" style:parent-style-name="Normalny" style:family="paragraph">
      <style:text-properties fo:font-size="12pt" style:font-size-asian="12pt"/>
    </style:style>
    <style:style style:name="T95" style:parent-style-name="Domyślnaczcionkaakapitu" style:family="text">
      <style:text-properties fo:font-weight="bold" style:font-weight-asian="bold" fo:font-size="14pt" style:font-size-asian="14pt"/>
    </style:style>
  </office:automatic-styles>
  <office:body>
    <office:text text:use-soft-page-breaks="true">
      <text:p text:style-name="P1">Sztuczna inteligencja – sprawozdanie projektu</text:p>
      <text:p text:style-name="P2">Pitas Jan<text:s/><text:tab/><text:tab/><text:tab/><text:tab/>160805<text:line-break/>Preugszas Dominikus Noah<text:tab/><text:tab/>160752<text:line-break/>Przytarski Paweł<text:s/><text:tab/><text:tab/><text:tab/>160612</text:p>
      <text:p text:style-name="P3"/>
      <text:p text:style-name="P4">Opis Problemu</text:p>
      <text:p text:style-name="Normalny"><text:span text:style-name="T5"><text:tab/></text:span><text:span text:style-name="T6">Głównym</text:span><text:span text:style-name="T7"><text:s/>celem projektu było napisanie algorytmu sztucznej inteligencji, która jest w stanie wykonywać najbardziej optymalne ruchy w grze Reversi (zwana też Othello).</text:span><text:span text:style-name="T8"><text:line-break/></text:span><text:span text:style-name="T9"><text:tab/>Ideą było stworzenie struktury drzewiastej zawierającej, począwszy od danego stanu gry, jak najwięcej możliwych kolejnych stanów, na podstawie których za pomocą odpowiedniej heurystyki możliwe będzie wybieranie drogi, która prowadzi do zwycięstwa.<text:s/></text:span><text:span text:style-name="Odwołaniedokomentarza"><office:annotation><dc:creator>Dominikus</dc:creator><dc:date>2017-05-17T22:50:00</dc:date><text:p text:style-name="Tekstkomentarza">Na chwilę obecną nie przyszło mi nic lepszego do głowy, może macie jakiś pomysł</text:p></office:annotation></text:span></text:p>
      <text:p text:style-name="P10"/>
      <text:p text:style-name="P11">Teoretyczny opis użytych metod</text:p>
      <text:p text:style-name="P12"><text:span text:style-name="T13">Został użyty (zmodyfikowany) algorytm minimax</text:span><text:span text:style-name="Odwołaniedokomentarza"><office:annotation><dc:creator>Dominikus</dc:creator><dc:date>2017-05-17T23:29:00</dc:date><text:p text:style-name="Tekstkomentarza">Dla mnie osobiście nazwa minimax (minmax + i) podoba się lepiej. W całym dokumencie jest użyta nazwa minimax.</text:p></office:annotation></text:span><text:span text:style-name="T14">. Oryginalny algorytm polega na ocenie kolejnych<text:s/></text:span><text:span text:style-name="T15">liści</text:span><text:span text:style-name="T16"><text:s/>(stanów) począwszy od liści od korzenia (stanu obecnego). Ocena ta jest miarą opłacalności doprowadzenia gry do tego stanu. Algorytm minimax „zakłada” z góry, że przeciwnik wykonuje tylko optymalne ruchy.<text:s/></text:span><text:span text:style-name="T17">Liście</text:span><text:span text:style-name="T18"><text:s/>poszczególnych poziomów są, począwszy od korzenia, naprzemiennie oznaczane<text:s/></text:span><text:span text:style-name="T19">jako liście</text:span><text:span text:style-name="T20"><text:s/></text:span><text:span text:style-name="T21">MAX</text:span><text:span text:style-name="T22">,<text:s/></text:span><text:span text:style-name="T23">MIN</text:span><text:span text:style-name="T24">,<text:s/></text:span><text:span text:style-name="T25">MAX</text:span><text:span text:style-name="T26"><text:s/>itd.<text:s/></text:span><text:span text:style-name="T27">Liście</text:span><text:span text:style-name="T28"><text:s/></text:span><text:span text:style-name="T29">MAX</text:span><text:span text:style-name="T30"><text:s/>wybierają tylko wart</text:span><text:span text:style-name="T31">ość maksymalną pośród dzieci, a liście<text:s/></text:span><text:span text:style-name="T32">MIN</text:span><text:span text:style-name="T33"><text:s/>tylko wartość minimalną. W ten sposób symulowany jest przebieg gry, w którym</text:span><text:span text:style-name="T34"><text:s/></text:span><text:span text:style-name="T35">SI oraz przeciwnik</text:span><text:span text:style-name="T36"><text:s/>(gracz) wykonują</text:span><text:span text:style-name="T37"><text:s/>same optymalne ruchy, co pozwala na wybór optymalnej ścieżki.</text:span></text:p>
      <text:p text:style-name="Normalny"><text:span text:style-name="T38"><text:tab/>Na potrzeby projektu</text:span><text:span text:style-name="T39"><text:s/>algorytm minimax musiał zostać wzbogacony<text:s/></text:span><text:span text:style-name="T40">o<text:s/></text:span><text:span text:style-name="T41">kilka</text:span><text:span text:style-name="T42"><text:s/>własności</text:span><text:span text:style-name="T43">, gdyż warunki w którym musi działać<text:s/></text:span><text:span text:style-name="T44">powodować mogą spore spowolnienie programu</text:span><text:span text:style-name="T45">. Algorytm mus</text:span><text:span text:style-name="T46">i działać iteracyjnie,</text:span><text:span text:style-name="T47"><text:s/>zawierać metodę α-β</text:span><text:span text:style-name="T48">,</text:span><text:span text:style-name="T49"><text:s/>dynamicznie reagować na zmiany</text:span><text:span text:style-name="Odwołaniedokomentarza"><office:annotation><dc:creator>Dominikus</dc:creator><dc:date>2017-05-17T22:52:00</dc:date><text:p text:style-name="Tekstkomentarza">Tutaj też nie miałem pomysłu na lepszy punkt. Chciałem, żeby to zdanie było w miarę krótkie, aby nie dostać mindfuck’a czytając je.</text:p></office:annotation></text:span><text:span text:style-name="T50"><text:note text:note-class="footnote" text:id="_ftn0"><text:note-citation>1</text:note-citation><text:note-body><text:p text:style-name="Tekstprzypisudolnego"><text:s/><text:span text:style-name="T51"><text:s/></text:span><text:span text:style-name="T52">dynamicznie reagować na zmiany<text:s/></text:span><text:span text:style-name="T53">-<text:s/></text:span><text:span text:style-name="T54">usuwać niepotrzebne części drzewa, uwzględnić nowe wygenerowane poziomy drzewa</text:span></text:p></text:note-body></text:note></text:span><text:span text:style-name="T55"><text:s/></text:span><text:span text:style-name="T56">oraz działać na wielu wątkach.</text:span><text:span text:style-name="T57"><text:s/></text:span><text:span text:style-name="T58"><text:line-break/>Aby umożliwić dynamiczną reakcję oraz wielowątkowość algorytm musi działać iteracyjnie.<text:s/></text:span><text:span text:style-name="Odwołaniedokomentarza"><office:annotation><dc:creator>Dominikus</dc:creator><dc:date>2017-05-17T22:56:00</dc:date><text:p text:style-name="Tekstkomentarza">Jest opisane w części Pawła, nwm czy zostawić czy nie.</text:p></office:annotation></text:span><text:span text:style-name="T59">Aby rozrywka nie cierpiała z powodu powolnego algorytmu, stosowana jest</text:span><text:span text:style-name="T60"><text:s/>optymalizowana</text:span><text:span text:style-name="T61"><text:s/>metoda α-β, która w czasie dokonywania ocen omija<text:s/></text:span><text:span text:style-name="T62">liście (oraz ich dzieci)<text:s/></text:span><text:span text:style-name="T63">nie mające wpływ na nią. Algorytm</text:span><text:span text:style-name="T64"><text:s/>ze względu na poziom skomplikowania oraz przypuszczalnie dużej ilości danych do przetwarzania</text:span><text:span text:style-name="T65"><text:s/>również powinien posiadać możliwość korzystania z jak największej</text:span><text:span text:style-name="T66"><text:s/>ilości zasobów systemu. Dynamiczne reagowanie na zmiany w stanie gry mają pozwolić na efektywniejsze wykorzystanie z dostępnej pamięci oraz czasu procesora. Na przykład <text:s/>kiedy<text:s/></text:span><text:soft-page-break/><text:span text:style-name="T67">gracz wykonuje ruch zwolniona zostanie część pamięci, w której znajdują się stany niepotrzebne.</text:span><text:span text:style-name="Odwołaniedokomentarza"><office:annotation><dc:creator>Dominikus</dc:creator><dc:date>2017-05-17T22:52:00</dc:date><text:p text:style-name="Tekstkomentarza">Nie wiem, czy ten opis jest konieczny i dobry.</text:p></office:annotation></text:span></text:p>
      <text:p text:style-name="P68"><text:tab/>Oprócz wydajnego algorytmu generowania drzewa potrzebna jest odpowiednia dla Reversi heurystyka, która pozwoli na dokonanie dobrej oceny stanów oraz w konsekwencji dobrego wyboru<text:s/>kolejnego<text:s/>stanu<text:s/>(ruchu).</text:p>
      <text:p text:style-name="P69"/>
      <text:p text:style-name="Normalny"><text:span text:style-name="T70">Opis realizacji zadania</text:span><text:span text:style-name="T71"><office:annotation><dc:creator>Dominikus</dc:creator><dc:date>2017-05-17T22:49:00</dc:date><text:p text:style-name="Tekstkomentarza">Postanowiłem wstawić część Pawła do opisu realizacji zadania. Nie wiem, czy to jest dobrze pomyślane przeze mnie</text:p></office:annotation></text:span></text:p>
      <text:p text:style-name="P72">Iteracyjny algorytm minimax</text:p>
      <text:p text:style-name="P73"><text:s/>Algorytm w każdej iteracji przetwarza wszystkie aktywne liście (czyli takie, które nie podległy redukcji i mogą posiadać dzieci) zaczynając od korzenia. Dla każdego liścia wygenerowany zostaje zestaw dzieci, (który będzie przetworzony w następnej iteracji wraz z dziećmi pozostałych liści) oraz następuje propagacja nowej wartości stanu w drzewie (zgodnie z zasadą naprzemiennej maksymalizacji i minimalizacji aktualizuje wszystkich przodków na których wpłynie dodanie nowego liścia do drzewa).</text:p>
      <text:p text:style-name="P74"/>
      <text:p text:style-name="P75">Generowanie nowych poziomów drzewa</text:p>
      <text:p text:style-name="P76">Taka modyfikacja algorytmu pozwoliła na wprowadzenie trzech modyfikacji do oryginalnego minimax’a.<text:s/></text:p>
      <text:p text:style-name="P77">Pierwsza to „nieskończone” maksymalne zagłębienie – algorytm może cały czas pracować dodając kolejne poziomy do drzewa stanów, dzięki czemu im więcej czasu ma algorytm tym głębiej może przewidzieć rozwój gry. A w przypadku, gdy liczba stanów jest zbyt małą, by pokryć minimalne zagłębienie, wystarczy poczekać.</text:p>
      <text:p text:style-name="P78"/>
      <text:p text:style-name="P79">Optymalizacja</text:p>
      <text:p text:style-name="P80">Druga modyfikacja polega na zachowywaniu poddrzewa – w momencie, gdy SI lub oponent dokona ruch, wybrane dziecko korzenia (wybrany ruch) jest przesuwane na miejsce korzenia (staje się obecnym stanem). Dzięki temu nie trzeba od nowo wyliczać całego drzewa, co przekłada się na szybkość algorytmu. Przy każdym ruchu<text:s/>SI drzewo zawsze traci tylko jeden poziom (bo SI zawsze wybiera poddrzewo najbardziej optymalne).<text:s/></text:p>
      <text:p text:style-name="P81"/>
      <text:p text:style-name="P82"/>
      <text:p text:style-name="P83"/>
      <text:soft-page-break/>
      <text:p text:style-name="P84">Redukcja α-β</text:p>
      <text:p text:style-name="P85">Nieco gorzej jest w przypadku ruchu gracza, który może dokonywać nieoptymalnych ruchów, wówczas drzewo może zostać skrócone do poziomu pojedynczego korzenia. Żeby się przed tym zabezpieczyć wprowadzono ograniczenie na używanie<text:s/>α-β<text:s/>redukcji (działa ona dopiero od pewnej wysokości drzewa). Dzięki czemu wysokość drzewa nigdy nie spada poniżej pewnego poziomu.</text:p>
      <text:p text:style-name="P86"/>
      <text:p text:style-name="P87">Wielowątkowość</text:p>
      <text:p text:style-name="P88">Trzecia modyfikacja to wprowadzenie wielowątkowości. Dzięki przechowywaniu wszystkich liści do przetworzenia w postaci listy, można rozdzielić ich przetwarzanie pomiędzy kilka, a nawet kilkadziesiąt wątków (każdy wątek wylicza dzieci dla przetwarzanego liścia i dokonuje propagacji nowej wartości w drzewie), co pozwala na pełne wykorzystanie dostępnego sprzętu.</text:p>
      <text:p text:style-name="P89"/>
      <text:p text:style-name="P90">Heurystyka</text:p>
      <text:p text:style-name="P91">W minimax’ie zostały użyte dwie heurystyki:</text:p>
      <text:list text:style-name="LFO1" text:continue-numbering="true">
        <text:list-item>
          <text:p text:style-name="P92">heurystyka obcinania – jest to funkcja, która informuje algorytm, czy należy dokonać redukcji poddrzewa. Polega ona na sprawdzeniu, czy wartość liścia jest o połowę niższa/wyższa niż wartość jego rodzica. Pozwala to zredukować nawet do 90% liści na pojedynczym poziomie drzewa, co przekłada się na znaczne zredukowanie elementów w drzewie bez znaczącego spadku jakości całego algorytmu.</text:p>
        </text:list-item>
        <text:list-item>
          <text:p text:style-name="P93">Heurystyka wartości pola - […] a dodatkowo funkcja sprawdza, czy dany stan gry jest stanem końcowym. Jeśli tak jest funkcja sprawdza, który gracz wygrał i zwraca wartość MAX lub -MAX. Dzięki temu SI dąży do najszybszego zwycięskiego zakończenia rozgrywki i unika sytuacji, gdy gra kończy się przegraną pomimo stosunkowo wysokiego wyniku (w porównaniu do stanów sąsiednich, które mogą być niskie ze względu na to, że algorytm nie obliczył wystarczającego głębokiego drzewa)</text:p>
        </text:list-item>
      </text:list>
      <text:p text:style-name="P94"/>
      <text:p text:style-name="Normalny"><text:span text:style-name="T95">Prezentacja oraz dyskusja osiągniętych wyników<text:s/></text:span><text:span text:style-name="Odwołaniedokomentarza"><office:annotation><dc:creator>Dominikus</dc:creator><dc:date>2017-05-17T23:35:00</dc:date><text:p text:style-name="Tekstkomentarza">Nie wiem czy na Git’cie jest najnowsza wersja, oraz jest późno w chuj, więc nie zacznę tej części jeszcze</text:p></office:anno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ormalny" style:display-name="Normalny" style:family="paragraph">
      <style:paragraph-properties fo:margin-bottom="0.1388in" fo:line-height="115%"/>
      <style:text-properties fo:font-size="11pt" style:font-size-asian="11pt" style:font-size-complex="11pt" style:language-asian="en" style:country-asian="US" fo:hyphenate="false"/>
    </style:style>
    <style:style style:name="Domyślnaczcionkaakapitu" style:display-name="Domyślna czcionka akapitu" style:family="text"/>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Tekstprzypisudolnego" style:display-name="Tekst przypisu dolnego" style:family="paragraph" style:parent-style-name="Normalny">
      <style:paragraph-properties fo:margin-bottom="0in" fo:line-height="100%"/>
      <style:text-properties fo:font-size="10pt" style:font-size-asian="10pt" style:font-size-complex="10pt" fo:hyphenate="false"/>
    </style:style>
    <style:style style:name="TekstprzypisudolnegoZnak" style:display-name="Tekst przypisu dolnego Znak" style:family="text">
      <style:text-properties fo:font-size="10pt" style:font-size-asian="10pt" style:font-size-complex="10pt"/>
    </style:style>
    <style:style style:name="Odwołanieprzypisudolnego" style:display-name="Odwołanie przypisu dolnego" style:family="text">
      <style:text-properties style:text-position="super 65%"/>
    </style:style>
    <style:style style:name="Odwołaniedokomentarza" style:display-name="Odwołanie do komentarza" style:family="text">
      <style:text-properties fo:font-size="8pt" style:font-size-asian="8pt" style:font-size-complex="8pt"/>
    </style:style>
    <style:style style:name="Tekstkomentarza" style:display-name="Tekst komentarza" style:family="paragraph" style:parent-style-name="Normalny">
      <style:paragraph-properties fo:line-height="100%"/>
      <style:text-properties fo:font-size="10pt" style:font-size-asian="10pt" style:font-size-complex="10pt" fo:hyphenate="false"/>
    </style:style>
    <style:style style:name="TekstkomentarzaZnak" style:display-name="Tekst komentarza Znak" style:family="text">
      <style:text-properties fo:font-size="10pt" style:font-size-asian="10pt" style:font-size-complex="10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text-properties fo:font-weight="bold" style:font-weight-asian="bold" style:font-weight-complex="bold" fo:font-size="10pt" style:font-size-asian="10pt" style:font-size-complex="10pt"/>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TekstdymkaZnak" style:display-name="Tekst dymka Znak" style:family="text">
      <style:text-properties style:font-name="Tahoma" style:font-name-complex="Tahoma" fo:font-size="8pt" style:font-size-asian="8pt" style:font-size-complex="8pt"/>
    </style:style>
    <style:style style:name="Akapitzlistą" style:display-name="Akapit z listą" style:family="paragraph" style:parent-style-name="Normalny">
      <style:paragraph-properties fo:margin-left="0.5in">
        <style:tab-stops/>
      </style:paragraph-properties>
      <style:text-properties fo:hyphenate="false"/>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ominikus</meta:initial-creator>
    <dc:creator>Dominikus</dc:creator>
    <meta:creation-date>2017-05-17T21:37:00Z</meta:creation-date>
    <dc:date>2017-05-17T21:37:00Z</dc:date>
    <meta:print-date>2017-05-17T21:36:00Z</meta:print-date>
    <meta:template xlink:href="Normal.dotm" xlink:type="simple"/>
    <meta:editing-cycles>2</meta:editing-cycles>
    <meta:editing-duration>PT0S</meta:editing-duration>
    <meta:document-statistic meta:page-count="3" meta:paragraph-count="11" meta:word-count="801" meta:character-count="5600" meta:row-count="40" meta:non-whitespace-character-count="4810"/>
  </office:meta>
</office:document-meta>
</file>